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d54" officeooo:paragraph-rsid="0015ed54"/>
    </style:style>
    <style:style style:name="P2" style:family="paragraph" style:parent-style-name="Standard">
      <style:text-properties officeooo:rsid="00176ec7" officeooo:paragraph-rsid="00176ec7"/>
    </style:style>
    <style:style style:name="P3" style:family="paragraph" style:parent-style-name="Standard">
      <style:text-properties fo:font-weight="bold" officeooo:rsid="0015ed54" officeooo:paragraph-rsid="0015ed54" style:font-weight-asian="bold" style:font-weight-complex="bold"/>
    </style:style>
    <style:style style:name="P4" style:family="paragraph" style:parent-style-name="Standard">
      <style:text-properties fo:font-weight="bold" officeooo:rsid="00176ec7" officeooo:paragraph-rsid="00176ec7" style:font-weight-asian="bold" style:font-weight-complex="bold"/>
    </style:style>
    <style:style style:name="P5" style:family="paragraph" style:parent-style-name="Standard">
      <style:text-properties fo:font-weight="bold" officeooo:rsid="001780f2" officeooo:paragraph-rsid="001780f2" style:font-weight-asian="bold" style:font-weight-complex="bold"/>
    </style:style>
    <style:style style:name="P6" style:family="paragraph" style:parent-style-name="Standard">
      <style:text-properties fo:font-weight="bold" officeooo:rsid="00197e30" officeooo:paragraph-rsid="00197e30" style:font-weight-asian="bold" style:font-weight-complex="bold"/>
    </style:style>
    <style:style style:name="P7" style:family="paragraph" style:parent-style-name="Standard">
      <style:text-properties fo:font-weight="normal" officeooo:rsid="00176ec7" officeooo:paragraph-rsid="00176ec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valueu els conceptes de "Xarxa pròpia" i "Xarxa única" per als operadors de telecomunicacions.</text:p>
      <text:p text:style-name="P1"/>
      <text:p text:style-name="P1">Xarxa pròpia pro: la xarxa és teva</text:p>
      <text:p text:style-name="P1"><text:tab/><text:tab/>contra: s'ha de mantenir</text:p>
      <text:p text:style-name="P1">Xarxa única és a l'inrevés.</text:p>
      <text:p text:style-name="P1"/>
      <text:p text:style-name="P3">Qüestió 1.5 del Quadern</text:p>
      <text:p text:style-name="P1"/>
      <text:p text:style-name="P1">Per simplificar el problema es subdivideix en 7 nivells.</text:p>
      <text:p text:style-name="P1"/>
      <text:p text:style-name="P4">Qüestió 1.9 del Quadern</text:p>
      <text:p text:style-name="P2"/>
      <text:p text:style-name="P2">El nivell N Proporciona serveis al nivell superior.</text:p>
      <text:p text:style-name="P2">Comunicació horitzontal protocol</text:p>
      <text:p text:style-name="P2">Comunicació vertical interfície</text:p>
      <text:p text:style-name="P2">Service Access Point adreça (socket/port)</text:p>
      <text:p text:style-name="P2">Executa funcions nivell</text:p>
      <text:p text:style-name="P2"/>
      <text:p text:style-name="P4">Qüestió 1.3 del Quadern</text:p>
      <text:p text:style-name="P7"/>
      <text:p text:style-name="P7">Si és compatible, perquè sóc el puto doctor house. </text:p>
      <text:p text:style-name="P1"/>
      <text:p text:style-name="P5">Qüestió 1.1 del Quadern</text:p>
      <text:p text:style-name="P5"/>
      <text:p text:style-name="P6">Exercici: calculeu la longitud d'un bit en metres.</text:p>
      <text:p text:style-name="P6">Exercici 2: calculeu la velocitat de propagació(Vp) s'un medi de transmissió determinat sabent el retard que introdueix p.e. 50 micro s/k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18:00.947686354</meta:creation-date>
    <dc:date>2015-03-04T10:01:22.774662669</dc:date>
    <meta:editing-duration>PT7M28S</meta:editing-duration>
    <meta:editing-cycles>2</meta:editing-cycles>
    <meta:generator>LibreOffice/4.2.7.2$Linux_x86 LibreOffice_project/420m0$Build-2</meta:generator>
    <meta:document-statistic meta:table-count="0" meta:image-count="0" meta:object-count="0" meta:page-count="1" meta:paragraph-count="17" meta:word-count="116" meta:character-count="748" meta:non-whitespace-character-count="646"/>
  </office:meta>
</office:document-meta>
</file>